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2.21mm"/>
    </style:style>
    <style:style style:name="co2" style:family="table-column">
      <style:table-column-properties fo:break-before="auto" style:column-width="95.96mm"/>
    </style:style>
    <style:style style:name="co3" style:family="table-column">
      <style:table-column-properties fo:break-before="auto" style:column-width="26.11mm"/>
    </style:style>
    <style:style style:name="co4" style:family="table-column">
      <style:table-column-properties fo:break-before="auto" style:column-width="55.03mm"/>
    </style:style>
    <style:style style:name="co5" style:family="table-column">
      <style:table-column-properties fo:break-before="auto" style:column-width="61.03mm"/>
    </style:style>
    <style:style style:name="co6" style:family="table-column">
      <style:table-column-properties fo:break-before="auto" style:column-width="21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bom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Part</text:p>
          </table:table-cell>
          <table:table-cell table:style-name="ce1" office:value-type="string" calcext:value-type="string">
            <text:p>Supplier</text:p>
          </table:table-cell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D1,D2,D3,D4,D5,D6</text:p>
          </table:table-cell>
          <table:table-cell office:value-type="string" calcext:value-type="string">
            <text:p>DO-41 DI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F4007-E3/5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5-UF4007-E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ASSIALE 13X5 10MM BETWEEN HO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P4O121003F00KSS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05-MKP4O121003F00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 48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J50R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8-20J50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,R14,R15</text:p>
          </table:table-cell>
          <table:table-cell office:value-type="string" calcext:value-type="string">
            <text:p>RESISTOR 48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J150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8-20J150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 48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J1K8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8-20J1K8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3,C5,C6,C13,C4</text:p>
          </table:table-cell>
          <table:table-cell office:value-type="string" calcext:value-type="string">
            <text:p>CAP-D16.0XF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EU-EE2W47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EU-EE2W4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5,R9</text:p>
          </table:table-cell>
          <table:table-cell office:value-type="string" calcext:value-type="string">
            <text:p>ASSIALE 12 MM LUNGHEZZA 0,9 BU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01A4K700FB1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RS1A-4.7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, V2, V3</text:p>
          </table:table-cell>
          <table:table-cell office:value-type="string" calcext:value-type="string">
            <text:p>NOVAL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,R7</text:p>
          </table:table-cell>
          <table:table-cell office:value-type="string" calcext:value-type="string">
            <text:p>ASSIALE 12 MM LUNGHEZZA 0,9 BU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01A475R0FB1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RS01A475R0FB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CAP-D16.0XF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Z1E471M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7-UKZ1E471MH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AXIAL-14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F3100K00FHE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PF3100K00FHE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9,C10</text:p>
          </table:table-cell>
          <table:table-cell office:value-type="string" calcext:value-type="string">
            <text:p>RAD-18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P4J031004D00JSS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05-MKP4-0.1/630/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ASSIALE 10 MM LUNGHEZZA 0,9 BU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F60475K00FHE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MF60475K00FHE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1,C12</text:p>
          </table:table-cell>
          <table:table-cell office:value-type="string" calcext:value-type="string">
            <text:p>CAP-D18.0XF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FG1J102M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7-UFG1J102MH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AXIAL-14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F333K000JKB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PF3-J-33K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s" style:display-name="PageStyle_bo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twebsite</meta:initial-creator>
    <meta:creation-date>2018-12-04T11:51:08</meta:creation-date>
    <dc:date>2018-12-04T23:05:06.154868591</dc:date>
    <dc:title>BOM_el84 single ended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1.3.2$Linux_X86_64 LibreOffice_project/10$Build-2</meta:generator>
    <meta:editing-duration>PT4M30S</meta:editing-duration>
    <meta:editing-cycles>1</meta:editing-cycles>
    <meta:document-statistic meta:table-count="1" meta:cell-count="92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